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arial" svg:font-family="arial, sans-serif"/>
    <style:font-face style:name="FreeSans2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43a40" style:font-name="Liberation Serif" fo:font-size="11.25pt" fo:letter-spacing="normal" fo:font-style="normal" fo:font-weight="normal" officeooo:rsid="0013f165" officeooo:paragraph-rsid="001c0f07" fo:background-color="transparent" style:font-size-asian="10.5pt" style:font-size-complex="12pt"/>
    </style:style>
    <style:style style:name="P2" style:family="paragraph" style:parent-style-name="Standard">
      <style:text-properties fo:font-variant="normal" fo:text-transform="none" fo:color="#343a40" style:font-name="Liberation Serif" fo:font-size="11.25pt" fo:letter-spacing="normal" fo:font-style="normal" fo:font-weight="normal" officeooo:rsid="0013f165" officeooo:paragraph-rsid="001d737c" fo:background-color="transparent" style:font-size-asian="10.5pt" style:font-size-complex="12pt"/>
    </style:style>
    <style:style style:name="P3" style:family="paragraph" style:parent-style-name="Standard">
      <style:text-properties fo:font-variant="normal" fo:text-transform="none" fo:color="#343a40" style:font-name="Liberation Serif" fo:letter-spacing="normal" officeooo:paragraph-rsid="001d737c"/>
    </style:style>
    <style:style style:name="P4" style:family="paragraph" style:parent-style-name="Standard">
      <style:text-properties fo:font-variant="normal" fo:text-transform="none" fo:color="#343a40" style:font-name="Liberation Serif" fo:letter-spacing="normal" officeooo:paragraph-rsid="001f42ed"/>
    </style:style>
    <style:style style:name="P5" style:family="paragraph" style:parent-style-name="Standard">
      <style:text-properties style:font-name="Liberation Serif" fo:font-size="12pt" officeooo:rsid="0021f1e7" officeooo:paragraph-rsid="0021f1e7" fo:background-color="transparent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21f1e7" officeooo:paragraph-rsid="00221fef" fo:background-color="transparent" style:font-size-asian="10.5pt" style:font-size-complex="12pt"/>
    </style:style>
    <style:style style:name="P7" style:family="paragraph" style:parent-style-name="Standard">
      <style:text-properties style:font-name="Liberation Serif" fo:font-size="12pt" officeooo:rsid="00115ee3" officeooo:paragraph-rsid="00115ee3" fo:background-color="transparent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115ee3" officeooo:paragraph-rsid="0013f165" fo:background-color="transparent" style:font-size-asian="10.5pt" style:font-size-complex="12pt"/>
    </style:style>
    <style:style style:name="P9" style:family="paragraph" style:parent-style-name="Standard">
      <style:text-properties style:font-name="Liberation Serif" fo:font-size="12pt" officeooo:rsid="0013f165" officeooo:paragraph-rsid="0013f165" fo:background-color="transparent" style:font-size-asian="10.5pt" style:font-size-complex="12pt"/>
    </style:style>
    <style:style style:name="P10" style:family="paragraph" style:parent-style-name="Standard">
      <style:text-properties style:font-name="Liberation Serif" fo:font-size="12pt" officeooo:rsid="0013f165" officeooo:paragraph-rsid="00173c3a" fo:background-color="transparent" style:font-size-asian="10.5pt" style:font-size-complex="12pt"/>
    </style:style>
    <style:style style:name="P11" style:family="paragraph" style:parent-style-name="Standard">
      <style:text-properties style:font-name="Liberation Serif" fo:font-size="12pt" officeooo:rsid="0013f165" officeooo:paragraph-rsid="001c0f07" fo:background-color="transparent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173c3a" officeooo:paragraph-rsid="00173c3a" fo:background-color="transparent" style:font-size-asian="10.5pt" style:font-size-complex="12pt"/>
    </style:style>
    <style:style style:name="P13" style:family="paragraph" style:parent-style-name="Standard">
      <style:text-properties style:font-name="Liberation Serif" fo:font-size="12pt" officeooo:rsid="00173c3a" officeooo:paragraph-rsid="00182883" fo:background-color="transparent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173c3a" officeooo:paragraph-rsid="00186b47" fo:background-color="transparent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186b47" officeooo:paragraph-rsid="00186b47" fo:background-color="transparent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c0f07" officeooo:paragraph-rsid="001c0f07" fo:background-color="transparent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c0f07" officeooo:paragraph-rsid="001f42ed" fo:background-color="transparent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1bcb20" officeooo:paragraph-rsid="001bcb20" fo:background-color="transparent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200f23" officeooo:paragraph-rsid="00200f23" fo:background-color="transparent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200f23" officeooo:paragraph-rsid="00221fef" fo:background-color="transparent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221fef" officeooo:paragraph-rsid="00221fef" fo:background-color="transparent" style:font-size-asian="10.5pt" style:font-size-complex="12pt"/>
    </style:style>
    <style:style style:name="P22" style:family="paragraph" style:parent-style-name="Standard">
      <style:text-properties style:font-name="Liberation Serif" fo:font-size="12pt" officeooo:rsid="002e0b0b" officeooo:paragraph-rsid="002e0b0b" fo:background-color="transparent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115ee3" officeooo:paragraph-rsid="00115ee3" style:font-size-asian="10.5pt" style:font-size-complex="12pt"/>
    </style:style>
    <style:style style:name="P24" style:family="paragraph" style:parent-style-name="Standard">
      <style:text-properties style:font-name="Liberation Serif" fo:font-size="12pt" officeooo:paragraph-rsid="0013f165"/>
    </style:style>
    <style:style style:name="P25" style:family="paragraph" style:parent-style-name="Standard">
      <style:text-properties style:font-name="Liberation Serif" fo:font-size="12pt" fo:font-weight="bold" officeooo:rsid="00192e57" officeooo:paragraph-rsid="00192e57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1bcb20" officeooo:paragraph-rsid="001bcb20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200f23" officeooo:paragraph-rsid="00200f23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221fef" officeooo:paragraph-rsid="00221fef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26f2ad" officeooo:paragraph-rsid="0026f2ad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29887b" officeooo:paragraph-rsid="0029887b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29887b" officeooo:paragraph-rsid="002a62c0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fo:font-weight="bold" officeooo:rsid="0029887b" officeooo:paragraph-rsid="002b0fca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bold" officeooo:rsid="0029887b" officeooo:paragraph-rsid="002d0cb8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weight="bold" officeooo:rsid="002a62c0" officeooo:paragraph-rsid="002d0cb8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officeooo:rsid="002d7bcd" officeooo:paragraph-rsid="002d7bcd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fo:font-weight="normal" officeooo:rsid="0013f165" officeooo:paragraph-rsid="0013f165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1aaf3a" officeooo:paragraph-rsid="001aaf3a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1d737c" officeooo:paragraph-rsid="001d737c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200f23" officeooo:paragraph-rsid="00200f23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221fef" officeooo:paragraph-rsid="002500ab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221fef" officeooo:paragraph-rsid="0026f2ad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234d74" officeooo:paragraph-rsid="00234d74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234d74" officeooo:paragraph-rsid="0026f2ad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24d295" officeooo:paragraph-rsid="0024d295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26f2ad" officeooo:paragraph-rsid="0026f2ad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officeooo:rsid="000b0416" officeooo:paragraph-rsid="000b0416"/>
    </style:style>
    <style:style style:name="P47" style:family="paragraph" style:parent-style-name="Standard">
      <style:text-properties style:font-name="Liberation Serif" officeooo:rsid="000b0416" officeooo:paragraph-rsid="000b20ba"/>
    </style:style>
    <style:style style:name="P48" style:family="paragraph" style:parent-style-name="Standard">
      <style:text-properties style:font-name="Liberation Serif" officeooo:rsid="000b0416" officeooo:paragraph-rsid="000cb5b4"/>
    </style:style>
    <style:style style:name="P49" style:family="paragraph" style:parent-style-name="Standard">
      <style:text-properties style:font-name="Liberation Serif" officeooo:rsid="000b0416" officeooo:paragraph-rsid="000d1d17"/>
    </style:style>
    <style:style style:name="P50" style:family="paragraph" style:parent-style-name="Standard">
      <style:text-properties style:font-name="Liberation Serif" officeooo:rsid="000b0416" officeooo:paragraph-rsid="000ef3ce"/>
    </style:style>
    <style:style style:name="P51" style:family="paragraph" style:parent-style-name="Standard">
      <style:text-properties style:font-name="Liberation Serif" officeooo:rsid="000b0416" officeooo:paragraph-rsid="000f82d6"/>
    </style:style>
    <style:style style:name="P52" style:family="paragraph" style:parent-style-name="Standard">
      <style:text-properties style:font-name="Liberation Serif" officeooo:rsid="000b0416" officeooo:paragraph-rsid="00115ee3"/>
    </style:style>
    <style:style style:name="P53" style:family="paragraph" style:parent-style-name="Standard">
      <style:text-properties style:font-name="Liberation Serif" officeooo:rsid="00115ee3" officeooo:paragraph-rsid="00115ee3"/>
    </style:style>
    <style:style style:name="T1" style:family="text">
      <style:text-properties officeooo:rsid="000b0416"/>
    </style:style>
    <style:style style:name="T2" style:family="text">
      <style:text-properties fo:background-color="#66ccff" loext:char-shading-value="0"/>
    </style:style>
    <style:style style:name="T3" style:family="text">
      <style:text-properties fo:background-color="#66ccff" loext:char-shading-value="0"/>
    </style:style>
    <style:style style:name="T4" style:family="text">
      <style:text-properties officeooo:rsid="00192e57" fo:background-color="#66ccff" loext:char-shading-value="0"/>
    </style:style>
    <style:style style:name="T5" style:family="text">
      <style:text-properties officeooo:rsid="0013f165" fo:background-color="transparent" loext:char-shading-value="0" style:font-size-asian="10.5pt" style:font-size-complex="12pt"/>
    </style:style>
    <style:style style:name="T6" style:family="text">
      <style:text-properties officeooo:rsid="000b20ba"/>
    </style:style>
    <style:style style:name="T7" style:family="text">
      <style:text-properties officeooo:rsid="000cb5b4"/>
    </style:style>
    <style:style style:name="T8" style:family="text">
      <style:text-properties officeooo:rsid="000d1d17"/>
    </style:style>
    <style:style style:name="T9" style:family="text">
      <style:text-properties officeooo:rsid="000ef3ce"/>
    </style:style>
    <style:style style:name="T10" style:family="text">
      <style:text-properties officeooo:rsid="000f82d6"/>
    </style:style>
    <style:style style:name="T11" style:family="text">
      <style:text-properties officeooo:rsid="00115ee3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0b0416" style:font-size-asian="11pt" style:font-size-complex="11pt"/>
    </style:style>
    <style:style style:name="T14" style:family="text">
      <style:text-properties fo:font-size="11pt" officeooo:rsid="000cb5b4" style:font-size-asian="11pt" style:font-size-complex="11pt"/>
    </style:style>
    <style:style style:name="T15" style:family="text">
      <style:text-properties fo:font-size="11pt" officeooo:rsid="000d1d17" style:font-size-asian="11pt" style:font-size-complex="11pt"/>
    </style:style>
    <style:style style:name="T16" style:family="text">
      <style:text-properties fo:font-size="11pt" officeooo:rsid="000ef3ce" style:font-size-asian="11pt" style:font-size-complex="11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f165" fo:background-color="transparent" loext:char-shading-value="0" style:font-size-asian="10.5pt" style:font-weight-asian="bold" style:font-size-complex="12pt" style:font-weight-complex="bold"/>
    </style:style>
    <style:style style:name="T19" style:family="text">
      <style:text-properties officeooo:rsid="0013f165"/>
    </style:style>
    <style:style style:name="T20" style:family="text">
      <style:text-properties fo:font-variant="normal" fo:text-transform="none" fo:color="#202124" fo:font-size="11.25pt" fo:letter-spacing="normal" fo:font-style="normal"/>
    </style:style>
    <style:style style:name="T21" style:family="text">
      <style:text-properties fo:font-variant="normal" fo:text-transform="none" fo:color="#202124" fo:font-size="11.2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02124" fo:font-size="11.25pt" fo:letter-spacing="normal" fo:font-style="normal" fo:font-weight="normal" officeooo:rsid="001c0f07" style:font-weight-asian="normal" style:font-weight-complex="normal"/>
    </style:style>
    <style:style style:name="T23" style:family="text">
      <style:text-properties fo:font-variant="normal" fo:text-transform="none" fo:color="#202124" fo:font-size="11.25pt" fo:letter-spacing="normal" fo:font-style="normal" fo:font-weight="normal" officeooo:rsid="001d737c" style:font-weight-asian="normal" style:font-weight-complex="normal"/>
    </style:style>
    <style:style style:name="T24" style:family="text">
      <style:text-properties fo:font-variant="normal" fo:text-transform="none" fo:color="#202124" fo:font-size="11.25pt" fo:letter-spacing="normal" fo:font-style="normal" fo:font-weight="normal" officeooo:rsid="00221fef" style:font-weight-asian="normal" style:font-weight-complex="normal"/>
    </style:style>
    <style:style style:name="T25" style:family="text">
      <style:text-properties fo:font-variant="normal" fo:text-transform="none" fo:color="#202124" fo:font-size="11.25pt" fo:letter-spacing="normal" fo:font-style="normal" fo:font-weight="normal" officeooo:rsid="0024d295" style:font-weight-asian="normal" style:font-weight-complex="normal"/>
    </style:style>
    <style:style style:name="T26" style:family="text">
      <style:text-properties fo:font-variant="normal" fo:text-transform="none" fo:color="#202124" fo:font-size="11.25pt" fo:letter-spacing="normal" fo:font-style="normal" fo:font-weight="normal" fo:background-color="#66ccff" loext:char-shading-value="0" style:font-weight-asian="normal" style:font-weight-complex="normal"/>
    </style:style>
    <style:style style:name="T27" style:family="text">
      <style:text-properties fo:font-variant="normal" fo:text-transform="none" fo:color="#202124" fo:font-size="11.25pt" fo:letter-spacing="normal" fo:font-style="normal" officeooo:rsid="001d737c"/>
    </style:style>
    <style:style style:name="T28" style:family="text">
      <style:text-properties fo:font-variant="normal" fo:text-transform="none" fo:color="#202124" fo:font-size="11.25pt" fo:letter-spacing="normal" fo:font-style="normal" officeooo:rsid="0024d295"/>
    </style:style>
    <style:style style:name="T29" style:family="text">
      <style:text-properties fo:font-variant="normal" fo:text-transform="none" fo:color="#202124" fo:font-size="11.25pt" fo:letter-spacing="normal" fo:font-style="normal" officeooo:rsid="002500ab"/>
    </style:style>
    <style:style style:name="T30" style:family="text">
      <style:text-properties fo:font-variant="normal" fo:text-transform="none" fo:color="#202124" fo:font-size="11.25pt" fo:letter-spacing="normal" fo:font-style="normal" officeooo:rsid="00234d74"/>
    </style:style>
    <style:style style:name="T31" style:family="text">
      <style:text-properties fo:font-variant="normal" fo:text-transform="none" fo:color="#202124" fo:font-size="11.25pt" fo:letter-spacing="normal" fo:font-style="normal" officeooo:rsid="0026f2ad"/>
    </style:style>
    <style:style style:name="T32" style:family="text">
      <style:text-properties fo:font-variant="normal" fo:text-transform="none" fo:color="#202124" fo:font-size="11.25pt" fo:letter-spacing="normal" fo:font-style="normal" fo:background-color="#66ccff" loext:char-shading-value="0"/>
    </style:style>
    <style:style style:name="T33" style:family="text">
      <style:text-properties fo:font-variant="normal" fo:text-transform="none" fo:color="#202124" fo:letter-spacing="normal" fo:font-style="normal"/>
    </style:style>
    <style:style style:name="T34" style:family="text">
      <style:text-properties fo:font-variant="normal" fo:text-transform="none" fo:color="#202124" fo:letter-spacing="normal" fo:font-style="normal" fo:font-weight="normal" officeooo:rsid="0013f165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fo:color="#202124" fo:letter-spacing="normal" fo:font-style="normal" fo:font-weight="normal" officeooo:rsid="001bcb20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202124" fo:letter-spacing="normal" fo:font-style="normal" fo:font-weight="normal" officeooo:rsid="00158446" style:font-weight-asian="normal" style:font-weight-complex="normal"/>
    </style:style>
    <style:style style:name="T38" style:family="text">
      <style:text-properties fo:font-variant="normal" fo:text-transform="none" fo:color="#202124" fo:letter-spacing="normal" fo:font-style="normal" fo:font-weight="normal" officeooo:rsid="00173c3a" style:font-weight-asian="normal" style:font-weight-complex="normal"/>
    </style:style>
    <style:style style:name="T39" style:family="text">
      <style:text-properties fo:font-variant="normal" fo:text-transform="none" fo:color="#202124" fo:letter-spacing="normal" fo:font-style="normal" fo:font-weight="normal" officeooo:rsid="001c0f07" style:font-weight-asian="normal" style:font-weight-complex="normal"/>
    </style:style>
    <style:style style:name="T40" style:family="text">
      <style:text-properties fo:font-variant="normal" fo:text-transform="none" fo:color="#202124" fo:letter-spacing="normal" fo:font-style="normal" fo:font-weight="normal" officeooo:rsid="00234d74" style:font-weight-asian="normal" style:font-weight-complex="normal"/>
    </style:style>
    <style:style style:name="T41" style:family="text">
      <style:text-properties fo:font-variant="normal" fo:text-transform="none" fo:color="#202124" fo:letter-spacing="normal" fo:font-style="normal" fo:font-weight="normal" officeooo:rsid="0024d295" style:font-weight-asian="normal" style:font-weight-complex="normal"/>
    </style:style>
    <style:style style:name="T42" style:family="text">
      <style:text-properties fo:font-variant="normal" fo:text-transform="none" fo:color="#202124" fo:letter-spacing="normal" fo:font-style="normal" officeooo:rsid="00173c3a"/>
    </style:style>
    <style:style style:name="T43" style:family="text">
      <style:text-properties fo:font-variant="normal" fo:text-transform="none" fo:color="#202124" fo:letter-spacing="normal" fo:font-style="normal" fo:background-color="#66ccff" loext:char-shading-value="0"/>
    </style:style>
    <style:style style:name="T44" style:family="text">
      <style:text-properties fo:font-variant="normal" fo:text-transform="none" fo:color="#202124" fo:letter-spacing="normal" fo:font-style="normal" officeooo:rsid="001d737c" fo:background-color="#66ccff" loext:char-shading-value="0"/>
    </style:style>
    <style:style style:name="T45" style:family="text">
      <style:text-properties fo:font-variant="normal" fo:text-transform="none" fo:color="#202124" fo:letter-spacing="normal" fo:font-style="normal" officeooo:rsid="00234d74"/>
    </style:style>
    <style:style style:name="T46" style:family="text">
      <style:text-properties fo:font-variant="normal" fo:text-transform="none" fo:color="#343a40" fo:letter-spacing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4d295" style:font-weight-asian="normal" style:font-weight-complex="normal"/>
    </style:style>
    <style:style style:name="T49" style:family="text">
      <style:text-properties fo:font-weight="normal" officeooo:rsid="00234d74" style:font-weight-asian="normal" style:font-weight-complex="normal"/>
    </style:style>
    <style:style style:name="T50" style:family="text">
      <style:text-properties fo:font-weight="normal" officeooo:rsid="00284780" style:font-weight-asian="normal" style:font-weight-complex="normal"/>
    </style:style>
    <style:style style:name="T51" style:family="text">
      <style:text-properties fo:font-weight="normal" officeooo:rsid="0029887b" style:font-weight-asian="normal" style:font-weight-complex="normal"/>
    </style:style>
    <style:style style:name="T52" style:family="text">
      <style:text-properties fo:font-weight="normal" officeooo:rsid="002a62c0" style:font-weight-asian="normal" style:font-weight-complex="normal"/>
    </style:style>
    <style:style style:name="T53" style:family="text">
      <style:text-properties fo:font-weight="normal" officeooo:rsid="002b0fca" style:font-weight-asian="normal" style:font-weight-complex="normal"/>
    </style:style>
    <style:style style:name="T54" style:family="text">
      <style:text-properties fo:font-weight="normal" officeooo:rsid="002d0cb8" style:font-weight-asian="normal" style:font-weight-complex="normal"/>
    </style:style>
    <style:style style:name="T55" style:family="text">
      <style:text-properties fo:font-weight="normal" fo:background-color="#66ccff" loext:char-shading-value="0" style:font-weight-asian="normal" style:font-weight-complex="normal"/>
    </style:style>
    <style:style style:name="T56" style:family="text">
      <style:text-properties officeooo:rsid="00182883"/>
    </style:style>
    <style:style style:name="T57" style:family="text">
      <style:text-properties officeooo:rsid="00186b47"/>
    </style:style>
    <style:style style:name="T58" style:family="text">
      <style:text-properties officeooo:rsid="00192e57"/>
    </style:style>
    <style:style style:name="T59" style:family="text">
      <style:text-properties fo:color="#202124" officeooo:rsid="001c0f07" style:font-weight-asian="normal" style:font-weight-complex="normal"/>
    </style:style>
    <style:style style:name="T60" style:family="text">
      <style:text-properties fo:color="#202124" officeooo:rsid="00200f23" style:font-weight-asian="normal" style:font-weight-complex="normal"/>
    </style:style>
    <style:style style:name="T61" style:family="text">
      <style:text-properties fo:color="#202124" officeooo:rsid="001d737c" style:font-weight-asian="normal" style:font-weight-complex="normal"/>
    </style:style>
    <style:style style:name="T62" style:family="text">
      <style:text-properties fo:color="#202124" fo:font-size="11.25pt" fo:font-style="normal" fo:font-weight="normal" officeooo:rsid="001c0f07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color="#202124" fo:font-size="11.25pt" fo:font-style="normal" fo:font-weight="normal" officeooo:rsid="001d737c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color="#202124" fo:font-size="11.25pt" fo:font-style="normal" fo:font-weight="normal" officeooo:rsid="001f42ed" fo:background-color="#66ccff" loext:char-shading-value="0" style:font-size-asian="10.5pt" style:font-weight-asian="normal" style:font-size-complex="12pt" style:font-weight-complex="normal"/>
    </style:style>
    <style:style style:name="T65" style:family="text">
      <style:text-properties fo:color="#202124" fo:font-size="12pt" fo:font-style="normal" fo:font-weight="normal" officeooo:rsid="001c0f07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221fef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officeooo:rsid="0024d2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ASSIO LUIS ZAMIGNAN FORTE FELIPPE – 1621101010</text:p>
      <text:p text:style-name="P46">Chapecó, 02 de dezembro de 2020</text:p>
      <text:p text:style-name="P46"/>
      <text:p text:style-name="P46">PROBABILIDADE E ESTATÍSTICA – TRABALHO 3</text:p>
      <text:p text:style-name="P46"/>
      <text:p text:style-name="P46"><text:span text:style-name="T17">1. a)</text:span><text:tab/><text:tab/><text:tab/><text:tab/><text:tab/><text:tab/><text:tab/>P = (n! / <text:span text:style-name="T7">((n – x)! * <text:s/></text:span>x!)<text:span text:style-name="T7">)</text:span> * p ^ x * (1 – p) ^ n - x</text:p>
      <text:p text:style-name="P46">n = 6</text:p>
      <text:p text:style-name="P46">p = 0,05</text:p>
      <text:p text:style-name="P46">x = 1</text:p>
      <text:p text:style-name="P46"/>
      <text:p text:style-name="P46">P<text:span text:style-name="T6">(1)</text:span> = (6! / <text:span text:style-name="T7">((6 – 1)! *</text:span> 1!<text:span text:style-name="T7">)</text:span>) * 0,05 ^ 1 * (1 – 0,05) ^ 6 – 1</text:p>
      <text:p text:style-name="P46">P<text:span text:style-name="T6">(1)</text:span> = 6 * 0,05 * 0,773780937</text:p>
      <text:p text:style-name="P46">P<text:span text:style-name="T6">(1)</text:span> = 0,3 * 0,773780937</text:p>
      <text:p text:style-name="P46">P<text:span text:style-name="T6">(1)</text:span> = 0,232134281</text:p>
      <text:p text:style-name="P47"/>
      <text:p text:style-name="P47">P<text:span text:style-name="T6">(2)</text:span> = (6! / <text:span text:style-name="T7">((6 – 2</text:span>)! * <text:span text:style-name="T7">2!))</text:span> * 0,05 ^ <text:span text:style-name="T6">2</text:span> * (1 – 0,05) ^ 6 – <text:span text:style-name="T6">2</text:span></text:p>
      <text:p text:style-name="P47">P<text:span text:style-name="T6">(2)</text:span> = <text:span text:style-name="T7">15</text:span> * 0,0<text:span text:style-name="T6">025</text:span> * <text:span text:style-name="T6">0,81450625</text:span></text:p>
      <text:p text:style-name="P47">P<text:span text:style-name="T6">(2)</text:span> = <text:span text:style-name="T6">0,0375 * 0,81450625</text:span></text:p>
      <text:p text:style-name="P48">P<text:span text:style-name="T6">(2)</text:span> = <text:span text:style-name="T7">0,030543984</text:span></text:p>
      <text:p text:style-name="P48"/>
      <text:p text:style-name="P48">P<text:span text:style-name="T6">(3)</text:span> = (6! / <text:span text:style-name="T7">((6 – 3</text:span>)! * <text:span text:style-name="T8">3!))</text:span> * 0,05 ^ <text:span text:style-name="T8">3</text:span> * (1 – 0,05) ^ 6 – <text:span text:style-name="T8">3</text:span></text:p>
      <text:p text:style-name="P49">P<text:span text:style-name="T6">(3)</text:span> = <text:span text:style-name="T8">20</text:span> * <text:span text:style-name="T8">0,000125</text:span> * <text:span text:style-name="T8">0,857375</text:span></text:p>
      <text:p text:style-name="P49">P<text:span text:style-name="T6">(3)</text:span> = <text:span text:style-name="T6">0,0025 * 0,857375</text:span></text:p>
      <text:p text:style-name="P49">P<text:span text:style-name="T6">(3)</text:span> = <text:span text:style-name="T8">0,002143437</text:span></text:p>
      <text:p text:style-name="P50"/>
      <text:p text:style-name="P50">P<text:span text:style-name="T6">(4)</text:span> = (6! / <text:span text:style-name="T7">((6 – 4</text:span>)! * <text:span text:style-name="T9">4!))</text:span> * 0,05 ^ <text:span text:style-name="T9">4</text:span> * (1 – 0,05) ^ 6 – <text:span text:style-name="T9">4</text:span></text:p>
      <text:p text:style-name="P50">P<text:span text:style-name="T6">(4)</text:span> = <text:span text:style-name="T9">15</text:span> * <text:span text:style-name="T9">0,00000625</text:span> * <text:span text:style-name="T9">0,9025</text:span></text:p>
      <text:p text:style-name="P50">P<text:span text:style-name="T6">(4)</text:span> = <text:span text:style-name="T9">0,00009375 *</text:span> <text:span text:style-name="T9">0,9025</text:span></text:p>
      <text:p text:style-name="P50">P<text:span text:style-name="T6">(4)</text:span> = <text:span text:style-name="T9">0,000084609</text:span></text:p>
      <text:p text:style-name="P50"/>
      <text:p text:style-name="P51">P<text:span text:style-name="T6">(5)</text:span> = (6! / <text:span text:style-name="T7">((6 – 5</text:span>)! * <text:span text:style-name="T10">5!))</text:span> * 0,05 ^ <text:span text:style-name="T10">5</text:span> * (1 – 0,05) ^ 6 – <text:span text:style-name="T10">5</text:span></text:p>
      <text:p text:style-name="P51">P<text:span text:style-name="T6">(5)</text:span> = <text:span text:style-name="T10">6</text:span> * <text:span text:style-name="T10">0,000000313</text:span> * <text:span text:style-name="T9">0,95</text:span></text:p>
      <text:p text:style-name="P51">P<text:span text:style-name="T6">(5)</text:span> = <text:span text:style-name="T10">0,000001878 *</text:span> <text:span text:style-name="T9">0,95</text:span></text:p>
      <text:p text:style-name="P51">P<text:span text:style-name="T6">(5)</text:span> = <text:span text:style-name="T10">0,000001784</text:span></text:p>
      <text:p text:style-name="P50"/>
      <text:p text:style-name="P51">P<text:span text:style-name="T6">(6)</text:span> = (6! / <text:span text:style-name="T7">((6 – 6</text:span>)! * <text:span text:style-name="T11">6!))</text:span> * 0,05 ^ <text:span text:style-name="T11">6</text:span> * (1 – 0,05) ^ 6 – <text:span text:style-name="T11">6</text:span></text:p>
      <text:p text:style-name="P52">P<text:span text:style-name="T6">(6)</text:span> = <text:span text:style-name="T11">1</text:span> * <text:span text:style-name="T11">0,000000016</text:span> * <text:span text:style-name="T11">1</text:span></text:p>
      <text:p text:style-name="P52">P<text:span text:style-name="T6">(6)</text:span> = <text:span text:style-name="T11">0,000000016</text:span> <text:span text:style-name="T10">*</text:span> <text:span text:style-name="T11">1</text:span></text:p>
      <text:p text:style-name="P52">P<text:span text:style-name="T6">(6)</text:span> = <text:span text:style-name="T11">0,000000016</text:span></text:p>
      <text:p text:style-name="P52"/>
      <text:p text:style-name="P53">P(x &gt;= 1) = P(1) + P(2) + P(3) + P(4) + P(5) + P(5)</text:p>
      <text:p text:style-name="P53">P(x &gt;= 1) = <text:span text:style-name="T13">0,232134281 </text:span><text:span text:style-name="T12">+ <text:s/></text:span><text:span text:style-name="T14">0,030543984 </text:span><text:span text:style-name="T12">+ </text:span><text:span text:style-name="T15">0,002143437 </text:span><text:span text:style-name="T12">+ </text:span><text:span text:style-name="T16">0,000084609 </text:span><text:span text:style-name="T12">+ </text:span><text:span text:style-name="T13">0,000001784 </text:span><text:span text:style-name="T12">+ 0,000000016</text:span></text:p>
      <text:p text:style-name="P23">P(x &gt;= 1) = 0,264908111 ou P(x &gt;= 1) = <text:span text:style-name="T3">26,49 %</text:span></text:p>
      <text:p text:style-name="P7"/>
      <text:p text:style-name="P7"><text:span text:style-name="T17">1. b)</text:span></text:p>
      <text:p text:style-name="P7"/>
      <text:p text:style-name="P7">P(0) = <text:span text:style-name="T1">(</text:span>6<text:span text:style-name="T1">! / ((</text:span>6<text:span text:style-name="T1"> – 0)! * <text:s/></text:span>0<text:span text:style-name="T1">!)) * </text:span>0<text:span text:style-name="T1">,</text:span>05<text:span text:style-name="T1"> ^ </text:span>0<text:span text:style-name="T1"> * (1 – </text:span>0<text:span text:style-name="T1">,</text:span>05<text:span text:style-name="T1">) ^ </text:span>6<text:span text:style-name="T1"> – </text:span>0</text:p>
      <text:p text:style-name="P8">P(0) = <text:span text:style-name="T19">1</text:span> * 1 * <text:span text:style-name="T19">0,735091891</text:span></text:p>
      <text:p text:style-name="P9">P(0) = 0,735091891</text:p>
      <text:p text:style-name="P9"/>
      <text:p text:style-name="P9">P(x &lt;= 2) = 0,735091891 + <text:span text:style-name="T1">0,232134281 </text:span>+ <text:span text:style-name="T7">0,030543984</text:span></text:p>
      <text:p text:style-name="P9">P(x &lt;= 2) = 0,997770156 ou P(x &lt;= 2) = <text:span text:style-name="T2">99,78 %</text:span></text:p>
      <text:p text:style-name="P24"><text:soft-page-break/><text:span text:style-name="T18">2. a)</text:span><text:span text:style-name="T5"> <text:s/><text:tab/><text:tab/><text:tab/><text:tab/><text:tab/><text:tab/>z = x – </text:span><text:span text:style-name="T34">μ</text:span><text:span text:style-name="T5"> / </text:span><text:span text:style-name="T34">δ<text:tab/><text:tab/></text:span><text:span text:style-name="T35">DISTRIBUIÇÃO NORMAL</text:span></text:p>
      <text:p text:style-name="P9"><text:span text:style-name="T36">μ </text:span><text:span text:style-name="T37">= 500</text:span></text:p>
      <text:p text:style-name="P9"><text:span text:style-name="T36">δ </text:span><text:span text:style-name="T38">= 40</text:span></text:p>
      <text:p text:style-name="P9"/>
      <text:p text:style-name="P12">z¹ = 490 – 500 / 40 = -0,25</text:p>
      <text:p text:style-name="P12">z² = 520 – 500 / 40 = 0,5</text:p>
      <text:p text:style-name="P12"/>
      <text:p text:style-name="P12">P(490 &lt;= x &lt;= 520) = P(-0,25 &lt;= x &lt;= 0,5)</text:p>
      <text:p text:style-name="P13">P(-0,25 &lt;= x &lt;= 0,5) <text:span text:style-name="T56">= P(-0,25 &lt;= x &lt;= 0) + P(0 &lt;= x &lt;= 0,5)</text:span></text:p>
      <text:p text:style-name="P14">P(-0,25 &lt;= x &lt;= 0,5) <text:span text:style-name="T57">= 0,0987 + 0,1915</text:span></text:p>
      <text:p text:style-name="P14">P(-0,25 &lt;= x &lt;= 0,5) <text:span text:style-name="T57">= 0,2902</text:span></text:p>
      <text:p text:style-name="P14"/>
      <text:p text:style-name="P15">R = <text:span text:style-name="T4">29,02 %</text:span><text:span text:style-name="T58"> dos salários semanais dos operários estão entre o intervalo de 490 a 520 reais</text:span></text:p>
      <text:p text:style-name="P12"/>
      <text:p text:style-name="P25">2. b)</text:p>
      <text:p text:style-name="P9"><text:span text:style-name="T36">μ </text:span><text:span text:style-name="T37">= 500</text:span></text:p>
      <text:p text:style-name="P36"><text:span text:style-name="T33">δ </text:span><text:span text:style-name="T42">= 40</text:span></text:p>
      <text:p text:style-name="P37"><text:span text:style-name="T42">x </text:span><text:span text:style-name="T33">= 530</text:span></text:p>
      <text:p text:style-name="P37"><text:span text:style-name="T33"/></text:p>
      <text:p text:style-name="P37"><text:span text:style-name="T33">z = (530 – 500) / 40</text:span></text:p>
      <text:p text:style-name="P37"><text:span text:style-name="T33">z = 30 / 40</text:span></text:p>
      <text:p text:style-name="P37"><text:span text:style-name="T33">z = 0,75 → tabela → 0,2734</text:span></text:p>
      <text:p text:style-name="P37"><text:span text:style-name="T33"/></text:p>
      <text:p text:style-name="P38"><text:span text:style-name="T33">P(x &gt;= 530) = 0,5 – 0,2734</text:span></text:p>
      <text:p text:style-name="P38"><text:span text:style-name="T33">P(x &gt;= 530) = 0,2266</text:span></text:p>
      <text:p text:style-name="P37"><text:span text:style-name="T33"/></text:p>
      <text:p text:style-name="P37"><text:span text:style-name="T33">R = </text:span><text:span text:style-name="T44">22,66</text:span><text:span text:style-name="T43"> %</text:span><text:span text:style-name="T33"> dos salários semanais são maiores ou iguais a 530 reais</text:span></text:p>
      <text:p text:style-name="P9"/>
      <text:p text:style-name="P10"/>
      <text:p text:style-name="P26">3. a)</text:p>
      <text:p text:style-name="P16">n = 100</text:p>
      <text:p text:style-name="P16"><text:span text:style-name="T36">x̄</text:span> = 250</text:p>
      <text:p text:style-name="P11"><text:span text:style-name="T36">α </text:span><text:span text:style-name="T39">= 55</text:span></text:p>
      <text:p text:style-name="P1"><text:span text:style-name="T59">γ = 95% →</text:span><text:span text:style-name="T60"> tabela → </text:span><text:span text:style-name="T61">1,9842</text:span></text:p>
      <text:p text:style-name="P2"><text:span text:style-name="T59"/></text:p>
      <text:p text:style-name="P3"><text:span text:style-name="T62">μx </text:span><text:span text:style-name="T63">= 250</text:span><text:span text:style-name="T65"> </text:span><text:span text:style-name="T62">± </text:span><text:span text:style-name="T63">1,9842 * (55 / </text:span><text:span text:style-name="T61">√100</text:span><text:span text:style-name="T63">)</text:span></text:p>
      <text:p text:style-name="P3"><text:span text:style-name="T62">μx </text:span><text:span text:style-name="T63">= 250</text:span><text:span text:style-name="T65"> </text:span><text:span text:style-name="T62">± </text:span><text:span text:style-name="T63">1,9842 * (55 / √100)</text:span></text:p>
      <text:p text:style-name="P3"><text:span text:style-name="T62">μx </text:span><text:span text:style-name="T63">= 250</text:span><text:span text:style-name="T65"> </text:span><text:span text:style-name="T62">± </text:span><text:span text:style-name="T63">1,9842 * 5,5</text:span></text:p>
      <text:p text:style-name="P4"><text:span text:style-name="T62">μx </text:span><text:span text:style-name="T63">= 250</text:span><text:span text:style-name="T65"> </text:span><text:span text:style-name="T62">± </text:span><text:span text:style-name="T63">10,9131</text:span></text:p>
      <text:p text:style-name="P4"><text:span text:style-name="T62">μx </text:span><text:span text:style-name="T63">= </text:span><text:span text:style-name="T64">239,09 à 260,91</text:span></text:p>
      <text:p text:style-name="P18"/>
      <text:p text:style-name="P27">3. b)</text:p>
      <text:p text:style-name="P39">e = 1,9842 * 55 / <text:span text:style-name="T27">√</text:span>100</text:p>
      <text:p text:style-name="P39">e = 1,9842 * 55 / 10</text:p>
      <text:p text:style-name="P39">e = <text:span text:style-name="T2">10,91 reais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<text:soft-page-break/>4. a)</text:p>
      <text:p text:style-name="P19">n = 40</text:p>
      <text:p text:style-name="P5">x = 6</text:p>
      <text:p text:style-name="P5">p’ = 6 / 40 = 0,15 → tabela → 1,65</text:p>
      <text:p text:style-name="P5"/>
      <text:p text:style-name="P5">P = 0,15 <text:span text:style-name="T22">± </text:span><text:span text:style-name="T21">1,65 *</text:span><text:span text:style-name="T22"> </text:span><text:span text:style-name="T23">√</text:span><text:span text:style-name="T24">(</text:span><text:span text:style-name="T21">(0,15 * (1 – 0,15)) / 40</text:span><text:span text:style-name="T24">)</text:span></text:p>
      <text:p text:style-name="P5">P = 0,15 <text:span text:style-name="T22">± </text:span><text:span text:style-name="T21">1,65 *</text:span><text:span text:style-name="T22"> </text:span><text:span text:style-name="T23">√</text:span><text:span text:style-name="T24">(</text:span><text:span text:style-name="T21">0,1275 / 40</text:span><text:span text:style-name="T24">)</text:span></text:p>
      <text:p text:style-name="P6"><text:span text:style-name="T21">P = 0,15 </text:span><text:span text:style-name="T22">± </text:span><text:span text:style-name="T21">1,65 *</text:span><text:span text:style-name="T22"> </text:span><text:span text:style-name="T24">0,565</text:span></text:p>
      <text:p text:style-name="P6"><text:span text:style-name="T24">P = 0,15 </text:span><text:span text:style-name="T22">± </text:span><text:span text:style-name="T24">0,093</text:span></text:p>
      <text:p text:style-name="P21"><text:span text:style-name="T21">P = 0,057 e 0,243</text:span></text:p>
      <text:p text:style-name="P21"><text:span text:style-name="T21">P = </text:span><text:span text:style-name="T26">5,7 % e 24,3 %</text:span></text:p>
      <text:p text:style-name="P21"><text:span text:style-name="T21"/></text:p>
      <text:p text:style-name="P28"><text:span text:style-name="T20">4. b)</text:span></text:p>
      <text:p text:style-name="P22">0,057 à 0,243 x1000<text:tab/>pois a relação de 6/40 será a relação de x/1000, ou seja 150/1000 → 0,15</text:p>
      <text:p text:style-name="P22">R = de <text:span text:style-name="T2">57 à 243</text:span> operários não estavam usando o capacete protetor</text:p>
      <text:p text:style-name="P20"/>
      <text:p text:style-name="P21"/>
      <text:p text:style-name="P21"><text:span text:style-name="T17">5. a)</text:span><text:span text:style-name="T47"><text:tab/><text:tab/><text:tab/><text:tab/></text:span><text:span text:style-name="T48">r = n(</text:span><text:span text:style-name="T40">Σ</text:span><text:span text:style-name="T49">xy</text:span><text:span text:style-name="T48">) – </text:span><text:span text:style-name="T40">Σ</text:span><text:span text:style-name="T49">x * </text:span><text:span text:style-name="T40">Σ</text:span><text:span text:style-name="T49">y / </text:span><text:span text:style-name="T48">(</text:span><text:span text:style-name="T23">√</text:span><text:span text:style-name="T25">(n * (</text:span><text:span text:style-name="T40">Σx²</text:span><text:span text:style-name="T25">) – (</text:span><text:span text:style-name="T40">Σx</text:span><text:span text:style-name="T25">)²) * </text:span><text:span text:style-name="T23">√</text:span><text:span text:style-name="T25">(n * (</text:span><text:span text:style-name="T40">Σ</text:span><text:span text:style-name="T41">y</text:span><text:span text:style-name="T40">²</text:span><text:span text:style-name="T25">) – (</text:span><text:span text:style-name="T40">Σ</text:span><text:span text:style-name="T41">y</text:span><text:span text:style-name="T25">)²))</text:span></text:p>
      <text:p text:style-name="P44">n = 10</text:p>
      <text:p text:style-name="P42"><text:span text:style-name="T33">Σ</text:span>x = 663</text:p>
      <text:p text:style-name="P42"><text:span text:style-name="T33">Σ</text:span>y = 2628</text:p>
      <text:p text:style-name="P42"><text:span text:style-name="T33">Σ</text:span>x² = 48719</text:p>
      <text:p text:style-name="P42"><text:span text:style-name="T33">Σ</text:span>y² = 711148</text:p>
      <text:p text:style-name="P42"><text:span text:style-name="T33">Σ</text:span>xy = 165327</text:p>
      <text:p text:style-name="P42"/>
      <text:p text:style-name="P40"><text:span text:style-name="T67">r = 10(165327) – 663 * 2628 / (</text:span><text:span text:style-name="T27">√</text:span><text:span text:style-name="T28">(</text:span><text:span text:style-name="T29">10</text:span><text:span text:style-name="T28"> * (</text:span><text:span text:style-name="T45">48719</text:span><text:span text:style-name="T28">) – (</text:span><text:span text:style-name="T45">663</text:span><text:span text:style-name="T28">)²) * </text:span><text:span text:style-name="T27">√</text:span><text:span text:style-name="T28">(</text:span><text:span text:style-name="T29">10</text:span><text:span text:style-name="T28"> * (</text:span><text:span text:style-name="T45">711148</text:span><text:span text:style-name="T28">) – (</text:span><text:span text:style-name="T45">2628</text:span><text:span text:style-name="T28">)²))</text:span></text:p>
      <text:p text:style-name="P40"><text:span text:style-name="T28">r = 165327</text:span><text:span text:style-name="T29">0</text:span><text:span text:style-name="T28"> – </text:span><text:span text:style-name="T29">1742364</text:span><text:span text:style-name="T28"> / (</text:span><text:span text:style-name="T27">√</text:span><text:span text:style-name="T28">(</text:span><text:span text:style-name="T29">10</text:span><text:span text:style-name="T28"> * (</text:span><text:span text:style-name="T30">48719</text:span><text:span text:style-name="T28">) – </text:span><text:span text:style-name="T29">439569</text:span><text:span text:style-name="T28">) * </text:span><text:span text:style-name="T27">√</text:span><text:span text:style-name="T28">(</text:span><text:span text:style-name="T29">10</text:span><text:span text:style-name="T28"> * (</text:span><text:span text:style-name="T30">711148</text:span><text:span text:style-name="T28">) – </text:span><text:span text:style-name="T29">6906384</text:span><text:span text:style-name="T28">))</text:span></text:p>
      <text:p text:style-name="P41"><text:span text:style-name="T28">r = </text:span><text:span text:style-name="T31">−8909,4</text:span><text:span text:style-name="T28"> / (</text:span><text:span text:style-name="T27">√</text:span><text:span text:style-name="T28">(</text:span><text:span text:style-name="T31">47621</text:span><text:span text:style-name="T28">) * </text:span><text:span text:style-name="T27">√</text:span><text:span text:style-name="T28">(</text:span><text:span text:style-name="T31">205096</text:span><text:span text:style-name="T28">)</text:span><text:span text:style-name="T31">)</text:span></text:p>
      <text:p text:style-name="P41"><text:span text:style-name="T28">r = </text:span><text:span text:style-name="T31">−8909,4</text:span><text:span text:style-name="T28"> / (</text:span><text:span text:style-name="T31">218,22</text:span><text:span text:style-name="T28"> * </text:span><text:span text:style-name="T31">452,87)</text:span></text:p>
      <text:p text:style-name="P41"><text:span text:style-name="T28">r = </text:span><text:span text:style-name="T31">−8909,4</text:span><text:span text:style-name="T28"> / </text:span><text:span text:style-name="T31">98825,29</text:span></text:p>
      <text:p text:style-name="P45"><text:span text:style-name="T31">r </text:span><text:span text:style-name="T20">= </text:span><text:span text:style-name="T32">-0,9</text:span></text:p>
      <text:p text:style-name="P45"><text:span text:style-name="T31"/></text:p>
      <text:p text:style-name="P29">5. b)<text:span text:style-name="T47"><text:tab/><text:tab/>y = a + bx<text:tab/>b = </text:span><text:span text:style-name="T50">(</text:span><text:span text:style-name="T47">n(</text:span><text:span text:style-name="T40">Σ</text:span><text:span text:style-name="T49">xy</text:span><text:span text:style-name="T47">) – </text:span><text:span text:style-name="T40">Σ</text:span><text:span text:style-name="T49">x * </text:span><text:span text:style-name="T40">Σ</text:span><text:span text:style-name="T49">y</text:span><text:span text:style-name="T50">)</text:span><text:span text:style-name="T49"> / </text:span><text:span text:style-name="T50">(n(</text:span><text:span text:style-name="T40">Σ</text:span><text:span text:style-name="T49">x²</text:span><text:span text:style-name="T50">) – (</text:span><text:span text:style-name="T40">Σ</text:span><text:span text:style-name="T49">x</text:span><text:span text:style-name="T50">)²)<text:tab/></text:span><text:span text:style-name="T51">a = (</text:span><text:span text:style-name="T40">Σ</text:span><text:span text:style-name="T49">y – </text:span><text:span text:style-name="T51">b * </text:span><text:span text:style-name="T40">Σ</text:span><text:span text:style-name="T49">x</text:span><text:span text:style-name="T51">) / n</text:span></text:p>
      <text:p text:style-name="P30"><text:span text:style-name="T47">b = (10 * </text:span><text:span text:style-name="T49">165327 – 663 * 2628</text:span><text:span text:style-name="T47">) / (10 * </text:span><text:span text:style-name="T49">48719 – </text:span><text:span text:style-name="T47">439569)</text:span></text:p>
      <text:p text:style-name="P30"><text:span text:style-name="T47">b = 1653270 – 1742364 / 487190 – 439569</text:span></text:p>
      <text:p text:style-name="P30"><text:span text:style-name="T47">b = −89094 / 47621</text:span></text:p>
      <text:p text:style-name="P30"><text:span text:style-name="T47">b = −1,87</text:span></text:p>
      <text:p text:style-name="P31"><text:span text:style-name="T47"/></text:p>
      <text:p text:style-name="P31"><text:span text:style-name="T47">a = (</text:span><text:span text:style-name="T49">2628 – </text:span><text:span text:style-name="T52">(-1,87) * </text:span><text:span text:style-name="T49">663</text:span><text:span text:style-name="T47">) / 10</text:span></text:p>
      <text:p text:style-name="P32"><text:span text:style-name="T47">a = (</text:span><text:span text:style-name="T49">262</text:span><text:span text:style-name="T53">8</text:span><text:span text:style-name="T52"> </text:span><text:span text:style-name="T53">− (-1239,81</text:span><text:span text:style-name="T47">) / 10</text:span></text:p>
      <text:p text:style-name="P33"><text:span text:style-name="T47">a = </text:span><text:span text:style-name="T54">3867,81</text:span><text:span text:style-name="T47"> / 10</text:span></text:p>
      <text:p text:style-name="P34"><text:span text:style-name="T47">a = </text:span><text:span text:style-name="T54">386,78</text:span></text:p>
      <text:p text:style-name="P29"><text:span text:style-name="T47"/></text:p>
      <text:p text:style-name="P35"><text:span text:style-name="T47">y = a + b * x</text:span></text:p>
      <text:p text:style-name="P35"><text:span text:style-name="T47">y = </text:span><text:span text:style-name="T55">386,78 + (- 1,87 * x)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arial" svg:font-family="arial, sans-serif"/>
    <style:font-face style:name="FreeSans2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2:45:01.874765389</meta:creation-date>
    <dc:date>2020-12-02T19:00:32.412240915</dc:date>
    <meta:editing-duration>PT2H41M26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" meta:paragraph-count="111" meta:word-count="855" meta:character-count="3279" meta:non-whitespace-character-count="2486"/>
  </office:meta>
</office:document-meta>
</file>